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3*"/>
    </style:style>
    <style:style style:name="Tabela1.B" style:family="table-column">
      <style:table-column-properties style:column-width="3.588cm" style:rel-column-width="13830*"/>
    </style:style>
    <style:style style:name="Tabela1.C" style:family="table-column">
      <style:table-column-properties style:column-width="10.003cm" style:rel-column-width="385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ddfa"/>
    </style:style>
    <style:style style:name="P2" style:family="paragraph" style:parent-style-name="Standard">
      <style:text-properties officeooo:rsid="001fddfa" officeooo:paragraph-rsid="001fddfa"/>
    </style:style>
    <style:style style:name="P3" style:family="paragraph" style:parent-style-name="Text_20_body">
      <style:text-properties officeooo:rsid="002ced53" officeooo:paragraph-rsid="002ced53"/>
    </style:style>
    <style:style style:name="P4" style:family="paragraph" style:parent-style-name="Text_20_body">
      <style:text-properties officeooo:rsid="002ced53" officeooo:paragraph-rsid="002e0d45"/>
    </style:style>
    <style:style style:name="P5" style:family="paragraph" style:parent-style-name="Text_20_body">
      <style:text-properties officeooo:paragraph-rsid="002ced53"/>
    </style:style>
    <style:style style:name="P6" style:family="paragraph" style:parent-style-name="Text_20_body">
      <style:text-properties officeooo:rsid="002e43a1" officeooo:paragraph-rsid="002e43a1"/>
    </style:style>
    <style:style style:name="P7" style:family="paragraph" style:parent-style-name="Text_20_body">
      <style:text-properties officeooo:paragraph-rsid="002f45c5"/>
    </style:style>
    <style:style style:name="P8" style:family="paragraph" style:parent-style-name="Text_20_body">
      <style:text-properties officeooo:paragraph-rsid="00301ae8"/>
    </style:style>
    <style:style style:name="P9" style:family="paragraph" style:parent-style-name="Text_20_body">
      <style:text-properties officeooo:paragraph-rsid="00320d8e"/>
    </style:style>
    <style:style style:name="P10" style:family="paragraph" style:parent-style-name="Text_20_body">
      <style:text-properties officeooo:paragraph-rsid="003dec67"/>
    </style:style>
    <style:style style:name="P11" style:family="paragraph" style:parent-style-name="Table_20_Contents">
      <style:text-properties fo:color="#c9211e" loext:opacity="100%" style:font-name="Liberation Sans" fo:font-size="12pt" fo:font-weight="bold" officeooo:rsid="003e0555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text-properties fo:color="#c9211e" loext:opacity="100%" style:font-name="Liberation Sans" fo:font-size="12pt" fo:font-weight="bold" officeooo:rsid="003e0555" officeooo:paragraph-rsid="003e0555" style:font-name-asian="Microsoft YaHei" style:font-size-asian="12pt" style:font-weight-asian="bold" style:font-name-complex="Arial1" style:font-size-complex="12pt" style:font-weight-complex="bold"/>
    </style:style>
    <style:style style:name="P13" style:family="paragraph" style:parent-style-name="Table_20_Contents">
      <style:text-properties fo:color="#c9211e" loext:opacity="100%" style:font-name="Liberation Sans" fo:font-size="12pt" fo:font-weight="bold" officeooo:rsid="003fbb7e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14" style:family="paragraph" style:parent-style-name="Table_20_Contents">
      <style:text-properties fo:color="#c9211e" loext:opacity="100%" style:font-name="Liberation Sans" fo:font-size="12pt" officeooo:rsid="003e0555" officeooo:paragraph-rsid="003e0555" style:font-name-asian="Microsoft YaHei" style:font-size-asian="12pt" style:font-name-complex="Arial1" style:font-size-complex="12pt"/>
    </style:style>
    <style:style style:name="P15" style:family="paragraph" style:parent-style-name="Table_20_Contents">
      <style:text-properties fo:color="#c9211e" loext:opacity="100%" style:font-name="Liberation Sans" fo:font-size="12pt" officeooo:rsid="003fbb7e" officeooo:paragraph-rsid="003fbb7e" style:font-name-asian="Microsoft YaHei" style:font-size-asian="12pt" style:font-name-complex="Arial1" style:font-size-complex="12pt"/>
    </style:style>
    <style:style style:name="P16" style:family="paragraph" style:parent-style-name="Heading_20_1">
      <style:text-properties officeooo:rsid="002e43a1" officeooo:paragraph-rsid="002e43a1"/>
    </style:style>
    <style:style style:name="P17" style:family="paragraph" style:parent-style-name="Heading_20_1">
      <style:text-properties officeooo:rsid="003838f5" officeooo:paragraph-rsid="003838f5"/>
    </style:style>
    <style:style style:name="P18" style:family="paragraph" style:parent-style-name="Heading_20_2">
      <style:text-properties officeooo:rsid="00204f80" officeooo:paragraph-rsid="00204f80"/>
    </style:style>
    <style:style style:name="P19" style:family="paragraph" style:parent-style-name="Heading_20_2">
      <style:text-properties officeooo:paragraph-rsid="002e43a1"/>
    </style:style>
    <style:style style:name="P20" style:family="paragraph" style:parent-style-name="Heading_20_2">
      <style:text-properties officeooo:paragraph-rsid="003dec67"/>
    </style:style>
    <style:style style:name="P21" style:family="paragraph" style:parent-style-name="Heading_20_2">
      <style:text-properties officeooo:paragraph-rsid="003aba74"/>
    </style:style>
    <style:style style:name="P22" style:family="paragraph" style:parent-style-name="Heading_20_3">
      <style:text-properties officeooo:paragraph-rsid="00301ae8"/>
    </style:style>
    <style:style style:name="P23" style:family="paragraph" style:parent-style-name="Heading_20_3">
      <style:text-properties fo:color="#c9211e" loext:opacity="100%"/>
    </style:style>
    <style:style style:name="P24" style:family="paragraph" style:parent-style-name="Heading_20_4">
      <style:text-properties fo:color="#c9211e" loext:opacity="100%"/>
    </style:style>
    <style:style style:name="P25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26" style:family="paragraph" style:parent-style-name="Standard" style:list-style-name="L1">
      <style:text-properties officeooo:rsid="001fddfa" officeooo:paragraph-rsid="00250013"/>
    </style:style>
    <style:style style:name="P27" style:family="paragraph" style:parent-style-name="Text_20_body" style:list-style-name="L1">
      <style:text-properties officeooo:paragraph-rsid="00204f80"/>
    </style:style>
    <style:style style:name="P28" style:family="paragraph" style:parent-style-name="Text_20_body" style:list-style-name="L1">
      <style:text-properties officeooo:rsid="0023bd0b" officeooo:paragraph-rsid="0023bd0b"/>
    </style:style>
    <style:style style:name="P29" style:family="paragraph" style:parent-style-name="Text_20_body" style:list-style-name="L1">
      <style:text-properties officeooo:rsid="001fddfa" officeooo:paragraph-rsid="00250013"/>
    </style:style>
    <style:style style:name="P30" style:family="paragraph" style:parent-style-name="Text_20_body" style:list-style-name="L2">
      <style:text-properties officeooo:paragraph-rsid="00204f80"/>
    </style:style>
    <style:style style:name="P31" style:family="paragraph" style:parent-style-name="Text_20_body" style:list-style-name="L2">
      <style:text-properties officeooo:paragraph-rsid="002a1993"/>
    </style:style>
    <style:style style:name="P32" style:family="paragraph" style:parent-style-name="Text_20_body" style:list-style-name="L2">
      <style:text-properties officeooo:rsid="00204f80" officeooo:paragraph-rsid="00204f80"/>
    </style:style>
    <style:style style:name="P33" style:family="paragraph" style:parent-style-name="Text_20_body" style:list-style-name="L2">
      <style:text-properties officeooo:rsid="00204f80" officeooo:paragraph-rsid="002a1993"/>
    </style:style>
    <style:style style:name="P34" style:family="paragraph" style:parent-style-name="Text_20_body" style:list-style-name="L2">
      <style:text-properties officeooo:rsid="002a1993" officeooo:paragraph-rsid="002a1993"/>
    </style:style>
    <style:style style:name="P35" style:family="paragraph" style:parent-style-name="Text_20_body" style:list-style-name="L2">
      <style:text-properties officeooo:rsid="002a5d72" officeooo:paragraph-rsid="002a5d72"/>
    </style:style>
    <style:style style:name="P36" style:family="paragraph" style:parent-style-name="Text_20_body" style:list-style-name="L3">
      <style:text-properties officeooo:rsid="002a5d72" officeooo:paragraph-rsid="002a5d72"/>
    </style:style>
    <style:style style:name="P37" style:family="paragraph" style:parent-style-name="Text_20_body" style:list-style-name="L3">
      <style:text-properties officeooo:rsid="00262e92" officeooo:paragraph-rsid="00262e92"/>
    </style:style>
    <style:style style:name="P38" style:family="paragraph" style:parent-style-name="Text_20_body" style:list-style-name="L3">
      <style:text-properties style:text-underline-style="none" officeooo:rsid="00204f80" officeooo:paragraph-rsid="002a5d72"/>
    </style:style>
    <style:style style:name="P39" style:family="paragraph" style:parent-style-name="Text_20_body" style:list-style-name="L3">
      <style:text-properties style:text-underline-style="none" officeooo:rsid="00204f80" officeooo:paragraph-rsid="00204f80"/>
    </style:style>
    <style:style style:name="P40" style:family="paragraph" style:parent-style-name="Text_20_body" style:list-style-name="L3">
      <style:text-properties style:text-underline-style="none" officeooo:rsid="002a5d72" officeooo:paragraph-rsid="002a5d72"/>
    </style:style>
    <style:style style:name="P41" style:family="paragraph" style:parent-style-name="Text_20_body" style:list-style-name="L3">
      <style:text-properties style:text-underline-style="none" officeooo:rsid="002a5d72" officeooo:paragraph-rsid="002b75bb"/>
    </style:style>
    <style:style style:name="P42" style:family="paragraph" style:parent-style-name="Text_20_body" style:list-style-name="L3">
      <style:text-properties style:text-underline-style="none" officeooo:rsid="002b75bb" officeooo:paragraph-rsid="002b75bb"/>
    </style:style>
    <style:style style:name="P43" style:family="paragraph" style:parent-style-name="Text_20_body" style:list-style-name="L3">
      <style:text-properties style:text-underline-style="none" officeooo:rsid="0021c477" officeooo:paragraph-rsid="0021c477"/>
    </style:style>
    <style:style style:name="P44" style:family="paragraph" style:parent-style-name="Text_20_body" style:list-style-name="L4">
      <style:text-properties officeooo:rsid="003dec67" officeooo:paragraph-rsid="003dec67"/>
    </style:style>
    <style:style style:name="P45" style:family="paragraph" style:parent-style-name="Text_20_body" style:list-style-name="L4">
      <style:text-properties officeooo:rsid="003dec67" officeooo:paragraph-rsid="0043a38a"/>
    </style:style>
    <style:style style:name="P46" style:family="paragraph" style:parent-style-name="Text_20_body" style:list-style-name="L4">
      <style:text-properties fo:font-weight="bold" officeooo:rsid="003dec67" officeooo:paragraph-rsid="003dec67" style:font-weight-asian="bold" style:font-weight-complex="bold"/>
    </style:style>
    <style:style style:name="P47" style:family="paragraph" style:parent-style-name="Text_20_body" style:list-style-name="L4">
      <style:text-properties fo:font-weight="normal" officeooo:rsid="003dec67" officeooo:paragraph-rsid="003dec67" style:font-weight-asian="normal" style:font-weight-complex="normal"/>
    </style:style>
    <style:style style:name="P48" style:family="paragraph" style:parent-style-name="Text_20_body" style:list-style-name="L5">
      <style:text-properties officeooo:paragraph-rsid="003aba74"/>
    </style:style>
    <style:style style:name="P49" style:family="paragraph" style:parent-style-name="Text_20_body" style:list-style-name="L5">
      <style:text-properties officeooo:rsid="003aba74" officeooo:paragraph-rsid="003aba74"/>
    </style:style>
    <style:style style:name="P50" style:family="paragraph" style:parent-style-name="Text_20_body" style:list-style-name="L8">
      <style:text-properties officeooo:paragraph-rsid="00459e55"/>
    </style:style>
    <style:style style:name="P51" style:family="paragraph" style:parent-style-name="Text_20_body">
      <style:text-properties officeooo:rsid="00476b72" officeooo:paragraph-rsid="00476b72"/>
    </style:style>
    <style:style style:name="P52" style:family="paragraph" style:parent-style-name="Text_20_body" style:list-style-name="L9">
      <style:text-properties officeooo:rsid="00476b72" officeooo:paragraph-rsid="00476b72"/>
    </style:style>
    <style:style style:name="P53" style:family="paragraph" style:parent-style-name="Text_20_body">
      <style:text-properties officeooo:rsid="00476b72" officeooo:paragraph-rsid="0049c07e"/>
    </style:style>
    <style:style style:name="P54" style:family="paragraph" style:parent-style-name="Text_20_body">
      <style:text-properties officeooo:rsid="004925a8" officeooo:paragraph-rsid="004925a8"/>
    </style:style>
    <style:style style:name="P55" style:family="paragraph" style:parent-style-name="Text_20_body" style:list-style-name="L6">
      <style:text-properties fo:color="#c9211e" loext:opacity="100%" officeooo:rsid="003838f5" officeooo:paragraph-rsid="003838f5"/>
    </style:style>
    <style:style style:name="P56" style:family="paragraph" style:parent-style-name="Text_20_body" style:list-style-name="L6">
      <style:text-properties fo:color="#c9211e" loext:opacity="100%" fo:font-weight="normal" officeooo:rsid="003838f5" officeooo:paragraph-rsid="003838f5" style:font-weight-asian="normal" style:font-weight-complex="normal"/>
    </style:style>
    <style:style style:name="P57" style:family="paragraph" style:parent-style-name="Text_20_body" style:list-style-name="L6">
      <style:text-properties fo:color="#c9211e" loext:opacity="100%" fo:font-weight="normal" officeooo:rsid="003838f5" officeooo:paragraph-rsid="0038d1d8" style:font-weight-asian="normal" style:font-weight-complex="normal"/>
    </style:style>
    <style:style style:name="P58" style:family="paragraph" style:parent-style-name="Text_20_body" style:list-style-name="L7">
      <style:text-properties fo:color="#c9211e" loext:opacity="100%" officeooo:rsid="0041f861" officeooo:paragraph-rsid="0041f861"/>
    </style:style>
    <style:style style:name="P59" style:family="paragraph" style:parent-style-name="Text_20_body" style:list-style-name="L8">
      <style:text-properties officeooo:rsid="004a312f" officeooo:paragraph-rsid="004a312f" fo:background-color="#ffff00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officeooo:rsid="002b75bb"/>
    </style:style>
    <style:style style:name="T8" style:family="text">
      <style:text-properties officeooo:rsid="002ce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ced53" style:font-weight-asian="bold" style:font-weight-complex="bold"/>
    </style:style>
    <style:style style:name="T11" style:family="text">
      <style:text-properties fo:font-weight="bold" officeooo:rsid="00301ae8" style:font-weight-asian="bold" style:font-weight-complex="bold"/>
    </style:style>
    <style:style style:name="T12" style:family="text">
      <style:text-properties fo:font-weight="bold" officeooo:rsid="00320d8e" style:font-weight-asian="bold" style:font-weight-complex="bold"/>
    </style:style>
    <style:style style:name="T13" style:family="text">
      <style:text-properties fo:font-weight="bold" officeooo:rsid="0041236b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e0d45"/>
    </style:style>
    <style:style style:name="T16" style:family="text">
      <style:text-properties officeooo:rsid="002e43a1"/>
    </style:style>
    <style:style style:name="T17" style:family="text">
      <style:text-properties officeooo:rsid="002f45c5"/>
    </style:style>
    <style:style style:name="T18" style:family="text">
      <style:text-properties officeooo:rsid="00301ae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1ae8" style:font-weight-asian="normal" style:font-weight-complex="normal"/>
    </style:style>
    <style:style style:name="T21" style:family="text">
      <style:text-properties fo:font-weight="normal" officeooo:rsid="00320d8e" style:font-weight-asian="normal" style:font-weight-complex="normal"/>
    </style:style>
    <style:style style:name="T22" style:family="text">
      <style:text-properties fo:font-weight="normal" officeooo:rsid="002e43a1" style:font-weight-asian="normal" style:font-weight-complex="normal"/>
    </style:style>
    <style:style style:name="T23" style:family="text">
      <style:text-properties fo:font-weight="normal" officeooo:rsid="0038d1d8" style:font-weight-asian="normal" style:font-weight-complex="normal"/>
    </style:style>
    <style:style style:name="T24" style:family="text">
      <style:text-properties fo:font-weight="normal" officeooo:rsid="003baf49" style:font-weight-asian="normal" style:font-weight-complex="normal"/>
    </style:style>
    <style:style style:name="T25" style:family="text">
      <style:text-properties fo:font-weight="normal" officeooo:rsid="003aba74" style:font-weight-asian="normal" style:font-weight-complex="normal"/>
    </style:style>
    <style:style style:name="T26" style:family="text">
      <style:text-properties officeooo:rsid="00320d8e"/>
    </style:style>
    <style:style style:name="T27" style:family="text">
      <style:text-properties officeooo:rsid="0034b94c"/>
    </style:style>
    <style:style style:name="T28" style:family="text">
      <style:text-properties officeooo:rsid="0038d1d8"/>
    </style:style>
    <style:style style:name="T29" style:family="text">
      <style:text-properties officeooo:rsid="003baf49"/>
    </style:style>
    <style:style style:name="T30" style:family="text">
      <style:text-properties officeooo:rsid="003c8418"/>
    </style:style>
    <style:style style:name="T31" style:family="text">
      <style:text-properties officeooo:rsid="003dec67"/>
    </style:style>
    <style:style style:name="T32" style:family="text">
      <style:text-properties officeooo:rsid="003e0555"/>
    </style:style>
    <style:style style:name="T33" style:family="text">
      <style:text-properties officeooo:rsid="003fbb7e"/>
    </style:style>
    <style:style style:name="T34" style:family="text">
      <style:text-properties officeooo:rsid="00403caf"/>
    </style:style>
    <style:style style:name="T35" style:family="text">
      <style:text-properties officeooo:rsid="0041236b"/>
    </style:style>
    <style:style style:name="T36" style:family="text">
      <style:text-properties officeooo:rsid="0044f538"/>
    </style:style>
    <style:style style:name="T37" style:family="text">
      <style:text-properties officeooo:rsid="00459e55"/>
    </style:style>
    <style:style style:name="T38" style:family="text">
      <style:text-properties officeooo:rsid="0046551a"/>
    </style:style>
    <style:style style:name="T39" style:family="text">
      <style:text-properties officeooo:rsid="00489ad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4171918385" text:style-name="L1">
        <text:list-item>
          <text:p text:style-name="P25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27"><text:span text:style-name="T2">Banco de dados </text:span><text:span text:style-name="T1">SLLEK DB</text:span></text:p>
          <text:list>
            <text:list-item>
              <text:p text:style-name="P28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29">Repositório GIT: </text:p>
          <text:list>
            <text:list-item>
              <text:p text:style-name="P29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26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2337499974" text:style-name="L2">
        <text:list-item>
          <text:p text:style-name="P32">Desenvolvimento</text:p>
          <text:list>
            <text:list-item>
              <text:p text:style-name="P32">XAMP v3.2.4</text:p>
            </text:list-item>
            <text:list-item>
              <text:p text:style-name="P30"><text:span text:style-name="T1">PHP </text:span>7.2.31</text:p>
            </text:list-item>
            <text:list-item>
              <text:p text:style-name="P32">Apache 2.4.43</text:p>
            </text:list-item>
            <text:list-item>
              <text:p text:style-name="P32">URL: http://localhost/crcease_tppa_pedidos</text:p>
            </text:list-item>
          </text:list>
        </text:list-item>
        <text:list-item>
          <text:p text:style-name="P32">Produção</text:p>
          <text:list>
            <text:list-item>
              <text:p text:style-name="P32">URL: <text:a xlink:type="simple" xlink:href="http://tppa.crcease.intraer/crcease_tppa_pedidos" text:style-name="Internet_20_link" text:visited-style-name="Visited_20_Internet_20_Link">http://tppa.crcease.intraer/crcease_tppa_pedidos</text:a></text:p>
            </text:list-item>
            <text:list-item>
              <text:p text:style-name="P34">DOCKER</text:p>
            </text:list-item>
            <text:list-item>
              <text:p text:style-name="P31"><text:span text:style-name="T1">PHP </text:span>7.<text:span text:style-name="T5">3</text:span>.1<text:span text:style-name="T5">0</text:span></text:p>
            </text:list-item>
            <text:list-item>
              <text:p text:style-name="P35">Nginx</text:p>
            </text:list-item>
            <text:list-item>
              <text:p text:style-name="P33">URL: http://localhost/crcease_tppa_pedidos</text:p>
            </text:list-item>
          </text:list>
        </text:list-item>
        <text:list-item>
          <text:p text:style-name="P32"/>
        </text:list-item>
      </text:list>
      <text:p text:style-name="P1"/>
      <text:p text:style-name="P2"/>
      <text:p text:style-name="P2">Conta: rgfranchi.</text:p>
      <text:p text:style-name="P2"/>
      <text:h text:style-name="P18" text:outline-level="2">Estrutura:</text:h>
      <text:list xml:id="list2832157052" text:style-name="L3">
        <text:list-item>
          <text:p text:style-name="P36">index.php: Carrega estrutura do sistema,<text:span text:style-name="T7"> direciona acesso ao controller e ação.</text:span></text:p>
        </text:list-item>
        <text:list-item>
          <text:p text:style-name="P37">config.php: Informações de configuração.</text:p>
        </text:list-item>
        <text:list-item>
          <text:p text:style-name="P36">component: Classes <text:span text:style-name="T8">que mantém/carrega a</text:span> <text:span text:style-name="T7">e</text:span>strutura<text:span text:style-name="T7">da das informações</text:span> <text:span text:style-name="T7">d</text:span>o sistema.</text:p>
          <text:list>
            <text:list-item>
              <text:p text:style-name="P36">&lt;<text:span text:style-name="T7">nome&gt;Component.php</text:span></text:p>
            </text:list-item>
          </text:list>
        </text:list-item>
        <text:list-item>
          <text:p text:style-name="P38"><text:span text:style-name="T8">c</text:span>ontroller: <text:span text:style-name="T7">P</text:span><text:span text:style-name="T6">rocessamento das informações </text:span></text:p>
          <text:list>
            <text:list-item>
              <text:p text:style-name="P40"><text:soft-page-break/><text:span text:style-name="T7">component</text:span> e domain.</text:p>
            </text:list-item>
            <text:list-item>
              <text:p text:style-name="P38">&lt;nome&gt;Controller.php</text:p>
            </text:list-item>
          </text:list>
        </text:list-item>
        <text:list-item>
          <text:p text:style-name="P42">DOCUMENTOS: Documentos do sistema.</text:p>
        </text:list-item>
        <text:list-item>
          <text:p text:style-name="P43"><text:span text:style-name="T7">d</text:span>omain: <text:span text:style-name="T7">Classes da estrutura Stores (tabelas) do banco de dados (SleekDB)</text:span><text:span text:style-name="T2">. </text:span></text:p>
          <text:list>
            <text:list-item>
              <text:p text:style-name="P43">&lt;<text:span text:style-name="T7">nome&gt;Domain.php</text:span></text:p>
            </text:list-item>
          </text:list>
        </text:list-item>
        <text:list-item>
          <text:p text:style-name="P42">mapper: Mapeamento as informações entre domain e store.</text:p>
          <text:list>
            <text:list-item>
              <text:p text:style-name="P39">&lt;<text:span text:style-name="T7">domain&gt;Map</text:span>&lt;<text:span text:style-name="T7">component</text:span>&gt;<text:span text:style-name="T7">Mapper</text:span>.php</text:p>
            </text:list-item>
          </text:list>
        </text:list-item>
        <text:list-item>
          <text:p text:style-name="P42">service: serviços compartilhados entre funcionalidades.</text:p>
          <text:list>
            <text:list-item>
              <text:p text:style-name="P42">&lt;nome&gt;Service.php</text:p>
            </text:list-item>
          </text:list>
        </text:list-item>
        <text:list-item>
          <text:p text:style-name="P42">store: realiza operações no banco de dados.</text:p>
          <text:list>
            <text:list-item>
              <text:p text:style-name="P42">&lt;nome&gt;Store.php</text:p>
            </text:list-item>
          </text:list>
        </text:list-item>
        <text:list-item>
          <text:p text:style-name="P42">test: testes da aplicação. (não implementado)</text:p>
          <text:list>
            <text:list-item>
              <text:p text:style-name="P42">bootstrap: alimenta banco de dados para teste. </text:p>
              <text:list>
                <text:list-item>
                  <text:p text:style-name="P42">Start.php: inicializa a alimentação.</text:p>
                </text:list-item>
              </text:list>
            </text:list-item>
          </text:list>
        </text:list-item>
        <text:list-item>
          <text:p text:style-name="P42">TPPA_STORE: Arquivos das informações do sistema, mapeado no config.</text:p>
        </text:list-item>
        <text:list-item>
          <text:p text:style-name="P41">Vendor: <text:span text:style-name="T7">Sistemas de terceiros</text:span></text:p>
          <text:list>
            <text:list-item>
              <text:p text:style-name="P42">SleekDB / PhpSpreadsheet / …</text:p>
            </text:list-item>
          </text:list>
        </text:list-item>
        <text:list-item>
          <text:p text:style-name="P42">view: arquivos que renderiza a informação na tela.</text:p>
          <text:list>
            <text:list-item>
              <text:p text:style-name="P42"><text:span text:style-name="T8">t</text:span>emplate: template carregado pelo site</text:p>
            </text:list-item>
            <text:list-item>
              <text:p text:style-name="P42">&lt;<text:span text:style-name="T8">nome&gt;: pasta com o nome da view contem os arquivos que será carregado.</text:span></text:p>
            </text:list-item>
          </text:list>
        </text:list-item>
      </text:list>
      <text:h text:style-name="Heading_20_2" text:outline-level="2">Nomenclatura:</text:h>
      <text:h text:style-name="Heading_20_3" text:outline-level="3">Pastas <text:span text:style-name="T15">e arquivos das funcionalidades (classes)</text:span></text:h>
      <text:p text:style-name="P5"><text:span text:style-name="T8"><text:tab/>Cada funcionalidade do sistema é uma </text:span><text:span text:style-name="T10">pasta</text:span><text:span text:style-name="T8"> e os tipos da funcionalidade em arquivos que recebe como </text:span><text:span text:style-name="T10">sufixo</text:span><text:span text:style-name="T8"> do nome da funcionalidade, exceto a view, onde o tipo de funcionalidade é o nome da pasta.</text:span></text:p>
      <text:p text:style-name="P3"><text:tab/>Ex: Controle de <text:span text:style-name="T9">pessoal</text:span> está na pasta <text:span text:style-name="T14">controller</text:span> e recebe como nome do arquivo PessoalController.php.</text:p>
      <text:h text:style-name="Heading_20_3" text:outline-level="3">Arquivos de funcionalidade</text:h>
      <text:p text:style-name="P4"><text:tab/>Arquivos com prefixo Basic&lt;nome da funcionalidade&gt;.php contem a classe <text:span text:style-name="T15">básica da funcionalidade.</text:span></text:p>
      <text:p text:style-name="P4"><text:tab/><text:span text:style-name="T15">D</text:span>eve ser estendida quando criada <text:span text:style-name="T15">funcionalidades diferenciadas.</text:span></text:p>
      <text:p text:style-name="P4"><text:tab/><text:span text:style-name="T15">Instanciada quando é uma funcionalidade padrão.</text:span></text:p>
      <text:h text:style-name="Heading_20_3" text:outline-level="3"><text:soft-page-break/>Inst<text:span text:style-name="T15">ânc</text:span>ias automatizadas.</text:h>
      <text:p text:style-name="Text_20_body"><text:tab/><text:span text:style-name="T15">Quando o uma classe é instanciada automaticamente é gerada variável de mesmo nome com a substituição de uppercase </text:span><text:span text:style-name="T16">por</text:span><text:span text:style-name="T15"> lowercase sem o nome da funcionalidade.</text:span></text:p>
      <text:p text:style-name="Text_20_body"><text:tab/><text:span text:style-name="T15">Ex: PessoalMapPessoalFormMapper = pessoal_map_pessoal_form</text:span></text:p>
      <text:p text:style-name="Text_20_body"/>
      <text:h text:style-name="P16" text:outline-level="1">Funcionalidade de framework</text:h>
      <text:p text:style-name="P6"><text:tab/>O framework foi elaborado com base na estrutura MVC (Model, View, Controller)</text:p>
      <text:h text:style-name="Heading_20_3" text:outline-level="3">BasicSystem.<text:span text:style-name="T17">php</text:span></text:h>
      <text:p text:style-name="Text_20_body"><text:tab/><text:span text:style-name="T16">Classe que compartilha funcionalidades básica do sistema e realiza o carregamento das principais estruturas do sistema.</text:span></text:p>
      <text:p text:style-name="Text_20_body"><text:tab/><text:span text:style-name="T16">Métodos: loadDomain / loadComponent / loadBasicStore / loadStore / loadService / instantieteClass.</text:span></text:p>
      <text:h text:style-name="P19" text:outline-level="2">Controller</text:h>
      <text:p text:style-name="P6"><text:tab/>Recebe a requisição e realiza o processamento.</text:p>
      <text:p text:style-name="P6"><text:tab/>A classe controller deve estender a classe BasicController.php.</text:p>
      <text:p text:style-name="P6"><text:tab/><text:span text:style-name="T17">O controller é chamado na url com os parâmetros controller e a funcionalidade com o parâmetro action.</text:span></text:p>
      <text:p text:style-name="P6"><text:tab/><text:span text:style-name="T17">O construtor deve carregar as funcionalidades que será utilizada.</text:span></text:p>
      <text:h text:style-name="Heading_20_3" text:outline-level="3">BasicController.<text:span text:style-name="T18">php</text:span></text:h>
      <text:p text:style-name="Text_20_body"><text:tab/><text:span text:style-name="T16">Extende a classe BasicS</text:span><text:span text:style-name="T17">y</text:span><text:span text:style-name="T16">stem </text:span></text:p>
      <text:p text:style-name="P7"><text:tab/><text:span text:style-name="T17">Métodos: loadBasicMapper / loadMapper / loadView</text:span></text:p>
      <text:h text:style-name="Heading_20_1" text:outline-level="1">Domain</text:h>
      <text:p text:style-name="Text_20_body"><text:tab/><text:span text:style-name="T18">Estrutura da informação da aplicação compõe o </text:span><text:span text:style-name="T11">model</text:span><text:span text:style-name="T18">, Classe com a declaração dos valores que devem ser armazenados na estrutura de dados, deve estender a classe BasicDomain.php.</text:span></text:p>
      <text:p text:style-name="P8"><text:tab/><text:span text:style-name="T18">Para alterar as variáveis deve se sobrescrever os métodos de BasicDomain.php.</text:span></text:p>
      <text:h text:style-name="P22" text:outline-level="3">Basic<text:span text:style-name="T18">Domain.php</text:span></text:h>
      <text:p text:style-name="P8"><text:tab/><text:span text:style-name="T18">Mantém a conversão do da estrutura de objeto para array e array para objeto.</text:span></text:p>
      <text:h text:style-name="P20" text:outline-level="2"><text:tab/><text:span text:style-name="T31">Fluxo de execução dos métodos:</text:span></text:h>
      <text:p text:style-name="P10"><text:tab/><text:span text:style-name="T31">Sequência executada durante cada operação pelo BasicDomain, podendo ser sobrescrito no método estendido.</text:span></text:p>
      <text:list xml:id="list2445014301" text:style-name="L4">
        <text:list-item>
          <text:p text:style-name="P44"><text:soft-page-break/><text:span text:style-name="T9">Save</text:span>:</text:p>
          <text:list>
            <text:list-item>
              <text:p text:style-name="P45">beforeSave → lê e retorna array data.</text:p>
            </text:list-item>
            <text:list-item>
              <text:p text:style-name="P44">convertFieldCreate ou convertFieldUpdate</text:p>
            </text:list-item>
            <text:list-item>
              <text:p text:style-name="P44">validateFieldCreate ou validateFieldUpdate</text:p>
            </text:list-item>
            <text:list-item>
              <text:p text:style-name="P44">convertField → Conversão campos para validação</text:p>
            </text:list-item>
            <text:list-item>
              <text:p text:style-name="P44">validateField → Trata campos para validação.</text:p>
            </text:list-item>
          </text:list>
        </text:list-item>
        <text:list-item>
          <text:p text:style-name="P46">Delete:</text:p>
          <text:list>
            <text:list-item>
              <text:p text:style-name="P47">beforeDelete → verifica valor antes de excluir, espera resposta “true”.</text:p>
            </text:list-item>
          </text:list>
        </text:list-item>
      </text:list>
      <text:h text:style-name="Heading_20_1" text:outline-level="1">Store</text:h>
      <text:p text:style-name="Text_20_body"><text:tab/><text:span text:style-name="T18">Realiza operações com </text:span><text:span text:style-name="T11">domain</text:span><text:span text:style-name="T20">, </text:span><text:span text:style-name="T21">compõe o </text:span><text:span text:style-name="T12">model,</text:span><text:span text:style-name="T20"> </text:span><text:span text:style-name="T21">se criada classe deve </text:span><text:span text:style-name="T20">estender </text:span><text:span text:style-name="T21">a classe</text:span><text:span text:style-name="T20"> BasicStore.php.</text:span></text:p>
      <text:p text:style-name="P9"><text:span text:style-name="T20"><text:tab/></text:span><text:span text:style-name="T21">Não é obrigatório criar classe para </text:span><text:span text:style-name="T12">store</text:span><text:span text:style-name="T21">, pode ser utilizado a BasicStore com o método </text:span><text:span text:style-name="T22">loadBasicStore.</text:span></text:p>
      <text:h text:style-name="Heading_20_3" text:outline-level="3">BasicStore.php</text:h>
      <text:p text:style-name="Text_20_body"><text:tab/><text:span text:style-name="T18">Mantém operações CRUD (Create, Read, Update e Delete) do sistema.</text:span></text:p>
      <text:p text:style-name="Text_20_body"><text:tab/><text:span text:style-name="T26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26">Cria estrutura de dados para leitura na </text:span><text:span text:style-name="T12">view</text:span><text:span text:style-name="T21"> ou qualquer componente de saída</text:span><text:span text:style-name="T26">.</text:span></text:p>
      <text:p text:style-name="Text_20_body"><text:tab/><text:span text:style-name="T26">Não possui estrutura Basic…..</text:span></text:p>
      <text:h text:style-name="Heading_20_1" text:outline-level="1">Mapper</text:h>
      <text:p text:style-name="Text_20_body"><text:tab/><text:span text:style-name="T27">Realiza mapeamento entre classes do tipo RAW (Domain e Componente) e carrega store com as operações definidas no componente.</text:span></text:p>
      <text:p text:style-name="Text_20_body"><text:tab/></text:p>
      <text:h text:style-name="P17" text:outline-level="1">FUNCIONALIDADES</text:h>
      <text:h text:style-name="Heading_20_2" text:outline-level="2">Acessos</text:h>
      <text:p text:style-name="P51"><text:tab/>O sistema possui 2 tipos de acesso com e sem <text:span text:style-name="T14">seção</text:span>:</text:p>
      <text:list xml:id="list901996078" text:style-name="L9">
        <text:list-item>
          <text:p text:style-name="P52">Admin: Acesso a todas as funcionalidades.</text:p>
        </text:list-item>
        <text:list-item>
          <text:p text:style-name="P52">Visitante: Acessa as funcionalidades restritas.</text:p>
        </text:list-item>
      </text:list>
      <text:h text:style-name="Heading_20_3" text:outline-level="3"><text:soft-page-break/><text:span text:style-name="T9"><text:tab/>Configuração</text:span>: </text:h>
      <text:p text:style-name="P53"><text:tab/>O acesso é controlado por “array” no arquivo config.php na função ‘permission’ onde é fornecido o nome do ‘controller’ e a ‘action’.</text:p>
      <text:p text:style-name="P51"><text:tab/>O <text:span text:style-name="T39">acesso ao</text:span> <text:span text:style-name="T9">menu</text:span> deve ser configurado no arquivo “<text:span text:style-name="T39">\</text:span>view\template\config_template.php”.</text:p>
      <text:p text:style-name="P54"><text:tab/>Os demais acesso nas páginas é configurado verificando a variável “$_SESSION['login']['admin']”.</text:p>
      <text:h text:style-name="P21" text:outline-level="2"><text:s/>Pregão</text:h>
      <text:list xml:id="list4157785087" text:style-name="L5">
        <text:list-item>
          <text:p text:style-name="P49">Realiza<text:span text:style-name="T29">das</text:span> <text:span text:style-name="T29">as</text:span> operaç<text:span text:style-name="T29">ões</text:span> com <text:span text:style-name="T29">cada </text:span><text:span text:style-name="T35">operação</text:span><text:span text:style-name="T29"> dos itens do pregão</text:span> <text:span text:style-name="T9">valor_total</text:span><text:span text:style-name="T19"> e </text:span><text:span text:style-name="T9">qtd_total, </text:span><text:span text:style-name="T13">qtd_diponivel, valor_solicitado</text:span><text:span text:style-name="T19">:</text:span></text:p>
          <text:list>
            <text:list-item>
              <text:p text:style-name="P49"><text:span text:style-name="T24">Novo</text:span><text:span text:style-name="T19">: soma.</text:span></text:p>
            </text:list-item>
            <text:list-item>
              <text:p text:style-name="P49"><text:span text:style-name="T24">Atualizar</text:span><text:span text:style-name="T19">: subtração do valor atual e soma do novo valor.</text:span></text:p>
            </text:list-item>
            <text:list-item>
              <text:p text:style-name="P49"><text:span text:style-name="T24">Excluir</text:span><text:span text:style-name="T19">: subtração do valor atual.</text:span></text:p>
            </text:list-item>
            <text:list-item>
              <text:p text:style-name="P48"><text:span text:style-name="T24">Excluir todos</text:span><text:span text:style-name="T25">: Zera os valores.</text:span><text:span text:style-name="T2"> </text:span></text:p>
            </text:list-item>
          </text:list>
        </text:list-item>
      </text:list>
      <text:h text:style-name="P21" text:outline-level="2">Itens Pregões </text:h>
      <text:list xml:id="list4249475417" text:style-name="L6">
        <text:list-item>
          <text:p text:style-name="P55"><office:annotation office:name="__Annotation__606_2480348902" loext:resolved="false"><dc:creator>Autor desconhecido</dc:creator><dc:date>2021-10-07T17:57:06.776000000</dc:date><text:p text:style-name="P60"><text:span text:style-name="T40">Desatualizado</text:span></text:p><text:p text:style-name="P60"><text:span text:style-name="T40"/></text:p></office:annotation>Cacul<text:span text:style-name="T30">a</text:span> dos campos <text:span text:style-name="T9">qtd_total</text:span><text:span text:style-name="T19"> e </text:span><text:span text:style-name="T9">qtd_disponivel</text:span><text:span text:style-name="T19"> se o valor </text:span><text:span text:style-name="T23">não for fornecido</text:span><text:span text:style-name="T9">.</text:span></text:p>
          <text:list>
            <text:list-item>
              <text:p text:style-name="P56">qtd_total = qtd_disponivel + qtd_solicitada; </text:p>
            </text:list-item>
            <text:list-item>
              <text:p text:style-name="P57">qtd_disponivel <text:span text:style-name="T28">= </text:span>qtd_total - qtd_solicitada; </text:p>
            </text:list-item>
          </text:list>
        </text:list-item>
      </text:list>
      <text:h text:style-name="P24" text:outline-level="4">Pregão <text:span text:style-name="T34">por</text:span><text:span text:style-name="T32"> Pregão</text:span> Item <text:span text:style-name="T32">(PregaoCalculationServices.php)</text:span>.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996811468720">
          <table:table-cell table:style-name="Tabela1.A1" office:value-type="string">
            <text:p text:style-name="P11">Pregão</text:p>
          </table:table-cell>
          <table:table-cell table:style-name="Tabela1.A1" office:value-type="string">
            <text:p text:style-name="P13">Processo</text:p>
          </table:table-cell>
          <table:table-cell table:style-name="Tabela1.C1" office:value-type="string">
            <text:p text:style-name="P12">Pregão Item</text:p>
          </table:table-cell>
        </table:table-row>
        <table:table-row table:style-name="TableLine2996811458384">
          <table:table-cell table:style-name="Tabela1.A2" office:value-type="string">
            <text:p text:style-name="P14">Valor Total</text:p>
          </table:table-cell>
          <table:table-cell table:style-name="Tabela1.A2" office:value-type="string">
            <text:p text:style-name="P14">Produto </text:p>
          </table:table-cell>
          <table:table-cell table:style-name="Tabela1.C2" office:value-type="string">
            <text:p text:style-name="P15">Val. Unitário X Quantidade Total </text:p>
          </table:table-cell>
        </table:table-row>
        <table:table-row table:style-name="TableLine2996811460832">
          <table:table-cell table:style-name="Tabela1.A2" office:value-type="string">
            <text:p text:style-name="P14"><text:span text:style-name="T33">Qtd.</text:span> <text:span text:style-name="T33">Total</text:span></text:p>
          </table:table-cell>
          <table:table-cell table:style-name="Tabela1.A2" office:value-type="string">
            <text:p text:style-name="P15">Soma</text:p>
          </table:table-cell>
          <table:table-cell table:style-name="Tabela1.C2" office:value-type="string">
            <text:p text:style-name="P15">Quantidade Total</text:p>
          </table:table-cell>
        </table:table-row>
        <table:table-row table:style-name="TableLine2996811457296">
          <table:table-cell table:style-name="Tabela1.A2" office:value-type="string">
            <text:p text:style-name="P14"><text:span text:style-name="T33">Qtd.</text:span> <text:span text:style-name="T33">Disponível</text:span></text:p>
          </table:table-cell>
          <table:table-cell table:style-name="Tabela1.A2" office:value-type="string">
            <text:p text:style-name="P15">Soma</text:p>
          </table:table-cell>
          <table:table-cell table:style-name="Tabela1.C2" office:value-type="string">
            <text:p text:style-name="P15">Qtd Disponível <text:span text:style-name="T9">OU</text:span> Qtd. Total</text:p>
          </table:table-cell>
        </table:table-row>
        <table:table-row table:style-name="TableLine2996811467088">
          <table:table-cell table:style-name="Tabela1.A2" office:value-type="string">
            <text:p text:style-name="P14"><text:span text:style-name="T33">Val.</text:span> <text:span text:style-name="T33">Solicitado</text:span></text:p>
          </table:table-cell>
          <table:table-cell table:style-name="Tabela1.A2" office:value-type="string">
            <text:p text:style-name="P15">Soma | Produto</text:p>
          </table:table-cell>
          <table:table-cell table:style-name="Tabela1.C2" office:value-type="string">
            <text:p text:style-name="P15">Val Solicitado <text:span text:style-name="T9">OU</text:span> Qtd. Solicitada X Val. Unitário</text:p>
          </table:table-cell>
        </table:table-row>
      </table:table>
      <text:h text:style-name="P23" text:outline-level="3">Carregar planilhas</text:h>
      <text:list xml:id="list960345000" text:style-name="L7">
        <text:list-item>
          <text:p text:style-name="P58">Se no POST for encaminhado o campo “_id” <text:span text:style-name="T36">realiza atualização dos</text:span> campos enviados, se não insere <text:span text:style-name="T36">novo </text:span>objeto domain;</text:p>
        </text:list-item>
        <text:list-item>
          <text:p text:style-name="P58">Campos FORNECEDOR e CNPJ é agrupad<text:span text:style-name="T36">o</text:span> <text:span text:style-name="T36">no campo FORNECEDOR</text:span>;<office:annotation-end office:name="__Annotation__606_2480348902"/></text:p>
        </text:list-item>
      </text:list>
      <text:h text:style-name="Heading_20_2" text:outline-level="2">S<text:span text:style-name="T37">olicitação</text:span></text:h>
      <text:p text:style-name="Text_20_body"><text:tab/><text:span text:style-name="T37">Cria e mantém a solicitação </text:span><text:span text:style-name="T38">de itens </text:span><text:span text:style-name="T37">do pregão.</text:span></text:p>
      <text:h text:style-name="Heading_20_3" text:outline-level="3"><text:tab/><text:span text:style-name="T37">Fluxo da solicitação:</text:span></text:h>
      <text:list xml:id="list2897949193" text:style-name="L8">
        <text:list-item>
          <text:p text:style-name="P50">SOLICITADO: <text:span text:style-name="T37">Foi criado um pedido.</text:span></text:p>
        </text:list-item>
        <text:list-item>
          <text:p text:style-name="P50"><text:soft-page-break/>AGUARDANDO APROVAÇÃO: <text:span text:style-name="T37">Aguardando que aprovação do pedido pelo responsável do pregão.</text:span></text:p>
        </text:list-item>
        <text:list-item>
          <text:p text:style-name="P50">APROVADO: <text:span text:style-name="T37">Foi aprovado o pedido</text:span></text:p>
        </text:list-item>
        <text:list-item>
          <text:p text:style-name="P50">REGISTRADO: <text:span text:style-name="T37">Registrado o pedido do sistema SILOMS/SIGA crédito e empenho.</text:span></text:p>
        </text:list-item>
        <text:list-item>
          <text:p text:style-name="P50">EMPENHADO: <text:span text:style-name="T37">Pedido Empenhado.</text:span></text:p>
        </text:list-item>
        <text:list-item>
          <text:p text:style-name="P59">INCLUIR OUTROS STATUS E FUNCIONALIDADES…….</text:p>
        </text:list-item>
      </text:list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1-10-07T17:58:31.097000000</dc:date>
    <meta:editing-duration>PT14H17M15S</meta:editing-duration>
    <meta:editing-cycles>28</meta:editing-cycles>
    <meta:generator>LibreOffice/7.1.0.3$Windows_X86_64 LibreOffice_project/f6099ecf3d29644b5008cc8f48f42f4a40986e4c</meta:generator>
    <meta:document-statistic meta:table-count="1" meta:image-count="0" meta:object-count="0" meta:page-count="6" meta:paragraph-count="148" meta:word-count="921" meta:character-count="6461" meta:non-whitespace-character-count="5701"/>
  </office:meta>
</office:document-meta>
</file>